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 style:text-overline-style="none" style:text-overline-color="font-color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style:font-name-asian="Times New Roman2" style:font-name-complex="Times New Roman2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8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Р ИКП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10">C</text:span><text:span text:style-name="T1">и</text:span> <text:span text:style-name="T10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3.941cm" draw:z-index="1"><draw:image xlink:href="../images/3058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 и с двумя выходами, на выходах формирует логические 1 <text:span text:style-name="T1">или 0 по следующему алгоритму:</text:span></text:p>
            <text:p text:style-name="P2"><text:span text:style-name="T1">На входе в блок подаются два сигнала, которые сравниваются между собой. Если их </text:span><text:span text:style-name="T2">разность</text:span><text:span text:style-name="T1"> превысит </text:span><text:span text:style-name="T2">верхний</text:span><text:span text:style-name="T1"> предел, то блок формирует логическую 1 на </text:span><text:span text:style-name="T2">первом</text:span><text:span text:style-name="T1"> выходе. Если разность между первым и вторым входом станет меньше </text:span><text:span text:style-name="T2">нижнего</text:span><text:span text:style-name="T1"> предела, то на </text:span><text:span text:style-name="T2">втором</text:span><text:span text:style-name="T1"> выходе блок формирует логическую 1. В других случаях (если разность находится между верхним и нижним пределами, с учетом величины зоны возврата), на выходах формируется логический 0:</text:span></text:p>
            <text:p text:style-name="P3"><text:span text:style-name="T7"><draw:frame draw:style-name="fr2" draw:name="Объект1" text:anchor-type="as-char" svg:width="8.458cm" svg:height="2.8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</text:span></text:p>
            <text:p text:style-name="P2"><text:span text:style-name="T4">где </text:span><text:span text:style-name="T11">x</text:span><text:span text:style-name="T6">₁</text:span><text:span text:style-name="T11">(t), x</text:span><text:span text:style-name="T6">₂</text:span><text:span text:style-name="T11">(t)</text:span><text:span text:style-name="T12"> </text:span><text:span text:style-name="T4">– входные сигналы блока; </text:span><text:span text:style-name="T11">y</text:span><text:span text:style-name="T6">₁</text:span><text:span text:style-name="T11">(t), y</text:span><text:span text:style-name="T6">₂</text:span><text:span text:style-name="T11">(t)</text:span><text:span text:style-name="T12"> </text:span><text:span text:style-name="T4">– выходные сигналы; </text:span><text:span text:style-name="T11">a, </text:span><text:span text:style-name="T6">ε₁, ε₂</text:span><text:span text:style-name="T12"> </text:span><text:span text:style-name="T4">– величина зоны возврата и пределы изменения разности (пределы срабатывания).</text:span></text:p>
            <text:p text:style-name="P2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.</text:span></text:p>
            <text:p text:style-name="P2"><text:span text:style-name="T9">Свойства</text:span>:</text:p>
            <text:list xml:id="list5116992408005490300" text:style-name="L1">
              <text:list-item>
                <text:p text:style-name="P7">Верхний предел — верхняя уставка, с которой сравнивается разность входных сигналов.</text:p>
              </text:list-item>
              <text:list-item>
                <text:p text:style-name="P7">Нижний предел — нижняя уставка, с которой сравнивается разность входных сигналов.</text:p>
              </text:list-item>
              <text:list-item>
                <text:p text:style-name="P7"><text:span text:style-name="T3">Зона возврата — величина, которая вычитается из верхней уставки и суммируется с нижней уставкой для формирования зон нечувствительности.</text:span><text:span text:style-name="T8"> Ширина зоны нечувствительности у блока одинаковая (как сверху, так и снизу)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 ИКП</dc:title>
    <dc:date>2014-12-09T14:19:00.30</dc:date>
    <meta:generator>OpenOffice/4.1.1$Win32 OpenOffice.org_project/411m6$Build-9775</meta:generator>
    <meta:editing-duration>PT3H20M44S</meta:editing-duration>
    <meta:editing-cycles>75</meta:editing-cycles>
    <meta:document-statistic meta:table-count="1" meta:image-count="2" meta:object-count="1" meta:page-count="1" meta:paragraph-count="15" meta:word-count="209" meta:character-count="1321"/>
  </office:meta>
</office:document-meta>
</file>

<file path=Object 4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x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sub>
                            <mo stretchy="false">ϵ</mo>
                            <mn>1</mn>
                          </msub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x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row>
                            <msub>
                              <mo stretchy="false">ϵ</mo>
                              <mn>1</mn>
                            </msub>
                            <mo stretchy="false">−</mo>
                            <mi>a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x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row>
                            <msub>
                              <mo stretchy="false">ϵ</mo>
                              <mn>2</mn>
                            </msub>
                            <mo stretchy="false">+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x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sub>
                            <mo stretchy="false">ϵ</mo>
                            <mn>2</mn>
                          </msub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1, ~ если ~ [x_1(t)-x_2(t)] ~&gt;~ %epsilon_1 #
alignl 0, ~ если ~ [x_1(t)-x_2(t)] ~&lt;~ %epsilon_1 - a}  right none
newline
y_2(t) = left lbrace stack{
alignl 0, ~ если ~ [x_1(t)-x_2(t)] ~&gt;~ %epsilon_2 + a#
alignl 1, ~ если ~ [x_1(t)-x_2(t)] ~&lt;~ %epsilon_2}  right none
</annotation>
  </semantics>
</math>
</file>